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fo:language="bg" fo:country="BG" fo:font-weight="bold" style:font-weight-asian="bold" style:font-weight-complex="bold"/>
    </style:style>
    <style:style style:name="T1" style:family="text">
      <style:text-properties fo:language="bg" fo:country="BG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БЕЛЕЖКИ ЗА ПОТРЕБИТЕЛИ</text:p>
      <text:p text:style-name="P2"/>
      <text:list xml:id="list8379600287560601919" text:style-name="L1">
        <text:list-item>
          <text:p text:style-name="P3">id</text:p>
        </text:list-item>
        <text:list-item>
          <text:p text:style-name="P1"><text:span text:style-name="T2">customer_id</text:span> – <text:span text:style-name="T3">ID </text:span><text:span text:style-name="T1">на потребителя</text:span></text:p>
        </text:list-item>
        <text:list-item>
          <text:p text:style-name="P4"><text:span text:style-name="T2">comment</text:span> – <text:span text:style-name="T1">Коментар</text:span></text:p>
        </text:list-item>
        <text:list-item>
          <text:p text:style-name="P4"><text:span text:style-name="T2">date</text:span> – <text:span text:style-name="T1">дата и час на коменара</text:span></text:p>
        </text:list-item>
        <text:list-item>
          <text:p text:style-name="P4"><text:span text:style-name="T2">who</text:span> –<text:span text:style-name="T1"> кой е направил коментара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7T11:44:05.83</meta:creation-date>
    <meta:generator>OpenOffice/4.1.0$Win32 OpenOffice.org_project/410m18$Build-9764</meta:generator>
    <dc:date>2014-10-04T23:52:00.79</dc:date>
    <meta:editing-duration>PT14M41S</meta:editing-duration>
    <meta:editing-cycles>5</meta:editing-cycles>
    <meta:document-statistic meta:table-count="0" meta:image-count="0" meta:object-count="0" meta:page-count="1" meta:paragraph-count="6" meta:word-count="30" meta:character-count="142"/>
  </office:meta>
</office:document-meta>
</file>